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200000157ABDEEC6A.jpg" manifest:media-type="image/jpeg"/>
  <manifest:file-entry manifest:full-path="Pictures/10000000000002620000017D598E1642.jpg" manifest:media-type="image/jpeg"/>
  <manifest:file-entry manifest:full-path="Pictures/10000000000002620000016F639BB914.jpg" manifest:media-type="image/jpeg"/>
  <manifest:file-entry manifest:full-path="Pictures/100000000000026200000157866F4A80.jpg" manifest:media-type="image/jpeg"/>
  <manifest:file-entry manifest:full-path="Pictures/10000000000002620000014339B4D7B2.jpg" manifest:media-type="image/jpeg"/>
  <manifest:file-entry manifest:full-path="Pictures/10000000000002620000017DF31E19E0.jpg" manifest:media-type="image/jpeg"/>
  <manifest:file-entry manifest:full-path="Pictures/1000000000000262000001575B51208A.jpg" manifest:media-type="image/jpeg"/>
  <manifest:file-entry manifest:full-path="Pictures/10000000000002620000017D9A839AB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ad549" officeooo:paragraph-rsid="001ad549"/>
    </style:style>
    <style:style style:name="P3" style:family="paragraph" style:parent-style-name="Standard">
      <style:text-properties officeooo:rsid="001d1cab" officeooo:paragraph-rsid="001d1cab"/>
    </style:style>
    <style:style style:name="T1" style:family="text">
      <style:text-properties officeooo:rsid="002589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1339in" svg:y="0.2563in" svg:width="6.3543in" svg:height="3.9689in" draw:z-index="0"><draw:image xlink:href="Pictures/10000000000002620000017D9A839ABB.jpg" xlink:type="simple" xlink:show="embed" xlink:actuate="onLoad"/></draw:frame><text:span text:style-name="T1">ss</text:span>s</text:p>
      <text:p text:style-name="Standard"/>
      <text:p text:style-name="Standard"><draw:frame draw:style-name="fr1" draw:name="Image3" text:anchor-type="paragraph" svg:x="0.1535in" svg:y="0.7339in" svg:width="6.3543in" svg:height="3.5728in" draw:z-index="1"><draw:image xlink:href="Pictures/1000000000000262000001575B51208A.jpg" xlink:type="simple" xlink:show="embed" xlink:actuate="onLoad"/></draw:frame></text:p>
      <text:p text:style-name="P1"/>
      <text:p text:style-name="P2"><draw:frame draw:style-name="fr2" draw:name="Image2" text:anchor-type="paragraph" svg:x="0.2472in" svg:y="-0.711in" svg:width="6.3543in" svg:height="3.9689in" draw:z-index="7"><draw:image xlink:href="Pictures/10000000000002620000017DF31E19E0.jpg" xlink:type="simple" xlink:show="embed" xlink:actuate="onLoad"/></draw:frame>S</text:p>
      <text:p text:style-name="P2"/>
      <text:p text:style-name="P2"><draw:frame draw:style-name="fr1" draw:name="Image5" text:anchor-type="paragraph" svg:x="0.3835in" svg:y="0.1165in" svg:width="6.2047in" svg:height="3.2854in" draw:z-index="6"><draw:image xlink:href="Pictures/10000000000002620000014339B4D7B2.jpg" xlink:type="simple" xlink:show="embed" xlink:actuate="onLoad"/></draw:frame></text:p>
      <text:p text:style-name="P1"><draw:frame draw:style-name="fr3" draw:name="Image6" text:anchor-type="paragraph" svg:width="6.3543in" svg:height="3.9689in" draw:z-index="2"><draw:image xlink:href="Pictures/10000000000002620000017D598E1642.jpg" xlink:type="simple" xlink:show="embed" xlink:actuate="onLoad"/></draw:frame><draw:frame draw:style-name="fr1" draw:name="Image7" text:anchor-type="paragraph" svg:x="0.2665in" svg:y="4.3563in" svg:width="6.3543in" svg:height="3.5728in" draw:z-index="3"><draw:image xlink:href="Pictures/100000000000026200000157866F4A80.jpg" xlink:type="simple" xlink:show="embed" xlink:actuate="onLoad"/></draw:frame></text:p>
      <text:p text:style-name="Standard"/>
      <text:p text:style-name="Standard"/>
      <text:p text:style-name="Standard"/>
      <text:p text:style-name="P1"><draw:frame draw:style-name="fr3" draw:name="Image8" text:anchor-type="paragraph" svg:width="6.3543in" svg:height="3.5728in" draw:z-index="4"><draw:image xlink:href="Pictures/100000000000026200000157ABDEEC6A.jpg" xlink:type="simple" xlink:show="embed" xlink:actuate="onLoad"/></draw:frame></text:p>
      <text:p text:style-name="Standard"/>
      <text:p text:style-name="Standard"><draw:frame draw:style-name="fr4" draw:name="Image9" text:anchor-type="paragraph" svg:width="6.3543in" svg:height="3.8228in" draw:z-index="5"><draw:image xlink:href="Pictures/10000000000002620000016F639BB914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7:25:25.745890023</meta:creation-date>
    <dc:date>2014-10-17T17:14:50.685374000</dc:date>
    <meta:editing-duration>PT14M52S</meta:editing-duration>
    <meta:editing-cycles>20</meta:editing-cycles>
    <meta:generator>LibreOfficeDev/4.4.0.0.alpha0$Linux_x86 LibreOffice_project/88ac4acd4addd7c30b127b885ad9bf9929c793f9</meta:generator>
    <meta:document-statistic meta:table-count="0" meta:image-count="8" meta:object-count="0" meta:page-count="4" meta:paragraph-count="2" meta:word-count="2" meta:character-count="4" meta:non-whitespace-character-count="4"/>
  </office:meta>
</office:document-meta>
</file>